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ans-serif"/>
    <style:font-face style:name="Open Sans" svg:font-family="'Open Sans', sans-serif"/>
    <style:font-face style:name="PT Serif" svg:font-family="'PT Serif', sans-serif"/>
    <style:font-face style:name="apple-system" svg:font-family="apple-system, BlinkMacSystemFont, 'Segoe UI', Helvetica, Arial, sans-serif, 'Apple Color Emoji', 'Segoe UI Emoji', 'Segoe UI Symbol'"/>
    <style:font-face style:name="arial" svg:font-family="arial, sans-serif"/>
    <style:font-face style:name="sans-serif" svg:font-family="sans-serif"/>
    <style:font-face style:name="Lucida Sans1" svg:font-family="'Lucida Sans'" style:font-family-generic="swiss"/>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fo:color="#1c1c1c" style:font-name="Times New Roman" fo:font-size="12pt" style:font-size-asian="12pt" style:font-size-complex="12pt"/>
    </style:style>
    <style:style style:name="P3" style:family="paragraph" style:parent-style-name="Standard">
      <style:paragraph-properties fo:line-height="100%"/>
      <style:text-properties fo:color="#1c1c1c" style:font-name="Times New Roman" fo:font-size="12pt" style:font-size-asian="12pt" style:font-size-complex="12pt"/>
    </style:style>
    <style:style style:name="P4" style:family="paragraph" style:parent-style-name="Standard">
      <style:text-properties fo:color="#1c1c1c" style:font-name="Times New Roman" fo:font-size="12pt" fo:font-weight="bold" style:font-size-asian="12pt" style:font-weight-asian="bold" style:font-size-complex="12pt" style:font-weight-complex="bold"/>
    </style:style>
    <style:style style:name="P5" style:family="paragraph" style:parent-style-name="Standard">
      <style:paragraph-properties fo:line-height="100%"/>
      <style:text-properties fo:color="#1c1c1c" style:font-name="Times New Roman" fo:font-size="12pt" fo:font-weight="bold" style:font-size-asian="12pt" style:font-weight-asian="bold" style:font-size-complex="12pt" style:font-weight-complex="bold"/>
    </style:style>
    <style:style style:name="P6" style:family="paragraph" style:parent-style-name="Standard">
      <style:paragraph-properties fo:margin-left="0in" fo:margin-right="0in" fo:orphans="2" fo:widows="2" fo:text-indent="0in" style:auto-text-indent="false"/>
      <style:text-properties fo:color="#1c1c1c" style:font-name="Times New Roman" fo:font-size="12pt" style:font-size-asian="12pt" style:font-size-complex="12pt"/>
    </style:style>
    <style:style style:name="P7" style:family="paragraph" style:parent-style-name="Standard">
      <style:paragraph-properties fo:background-color="#ffffff">
        <style:background-image/>
      </style:paragraph-properties>
      <style:text-properties fo:color="#1c1c1c" style:font-name="Times New Roman" fo:font-size="12pt" style:font-size-asian="12pt" style:font-size-complex="12pt"/>
    </style:style>
    <style:style style:name="P8" style:family="paragraph" style:parent-style-name="Standard">
      <style:paragraph-properties fo:background-color="#ffffff">
        <style:background-image/>
      </style:paragraph-properties>
      <style:text-properties fo:color="#1c1c1c" style:font-name="Times New Roman" fo:font-size="12pt" fo:font-weight="bold" style:font-size-asian="12pt" style:font-weight-asian="bold" style:font-size-complex="12pt" style:font-weight-complex="bold"/>
    </style:style>
    <style:style style:name="T1" style:family="text">
      <style:text-properties fo:font-variant="normal" fo:text-transform="none" fo:color="#1c1c1c" style:font-name="Times New Roman" fo:font-size="12pt" fo:letter-spacing="normal" fo:font-style="normal" fo:font-weight="normal" style:font-size-asian="12pt" style:font-size-complex="12pt"/>
    </style:style>
    <style:style style:name="T2" style:family="text">
      <style:text-properties fo:font-variant="normal" fo:text-transform="none" fo:color="#1c1c1c" style:font-name="Times New Roman" fo:font-size="12pt" fo:letter-spacing="normal" fo:font-style="normal" style:font-size-asian="12pt" style:font-size-complex="12pt"/>
    </style:style>
    <style:style style:name="T3"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4"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style:font-weight-asian="normal" style:font-weight-complex="normal"/>
    </style:style>
    <style:style style:name="T8" style:family="text">
      <style:text-properties fo:font-variant="normal" fo:text-transform="none" fo:letter-spacing="normal" fo:font-style="normal" fo:font-weight="normal" style:font-weight-asian="bold" style:font-weight-complex="bold"/>
    </style:style>
    <style:style style:name="T9" style:family="text">
      <style:text-properties fo:font-variant="normal" fo:text-transform="none" fo:letter-spacing="normal" fo:font-style="normal" fo:font-weight="bold" style:font-weight-asian="bold" style:font-weight-complex="bold"/>
    </style:style>
    <style:style style:name="T10" style:family="text">
      <style:text-properties fo:font-variant="normal" fo:text-transform="none" style:text-line-through-style="none" fo:letter-spacing="normal" fo:font-style="normal" style:text-underline-style="none" style:text-blinking="false" fo:background-color="transparent"/>
    </style:style>
    <style:style style:name="T11" style:family="text">
      <style:text-properties fo:font-weight="normal" style:font-weight-asian="normal" style:font-weight-complex="normal"/>
    </style:style>
    <style:style style:name="T12" style:family="text">
      <style:text-properties fo:color="#1c1c1c" style:font-name="Times New Roman" fo:font-size="12pt" style:font-size-asian="12pt" style:font-size-complex="12pt"/>
    </style:style>
    <style:style style:name="T1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span text:style-name="T13"><text:tab/><text:tab/> <text:s text:c="15"/>EOS <text:s/>B</text:span><text:span text:style-name="T9">lockchain</text:span></text:p>
      <text:p text:style-name="P4">Introduction:</text:p>
      <text:p text:style-name="Standard"><text:span text:style-name="T12"><text:s text:c="21"/>EOS is a transparent <text:s/>blockchain platform for the development of decentralized applications similar to Ethereum in function. </text:span><text:span text:style-name="T1">It makes dapp development easy by providing an operating-system-like set of services and functions. The EOS project is being developed by a company called </text:span><text:a xlink:type="simple" xlink:href="http://www.block.one/" text:style-name="Internet_20_link" text:visited-style-name="Visited_20_Internet_20_Link"><text:span text:style-name="T3">Block One</text:span></text:a><text:span text:style-name="T1">, led by Dan Larimer <text:s/>and Brendan Bloomer.</text:span></text:p>
      <text:p text:style-name="P2"><text:span text:style-name="T6"/></text:p>
      <text:p text:style-name="P4"><text:span text:style-name="T5">EOS is different from other blockchain:</text:span></text:p>
      <text:p text:style-name="P2"><text:s/><text:tab/> <text:s text:c="11"/>EOS is phenomenon for the current complexity viz time,speed and integrity over the process which is asynchronous in nature. It processes in parallel means of performing multi-tasks over a series of time and consistently maintain the scalability performance. <text:span text:style-name="T6"><text:s/>It is <text:s/>self funded distributed network and eliminates sacrificing mainstream performance. It will accelerate decentralized economy anxiously awaiting its impact on the world. It has</text:span><text:span text:style-name="T6"> enabled shared database access between accounts and the ability to store user data on a local machine off of the blockchain. </text:span></text:p>
      <text:p text:style-name="P2"><text:span text:style-name="T6"/></text:p>
      <text:p text:style-name="P4"><text:span text:style-name="T5">Uses:</text:span></text:p>
      <text:p text:style-name="P7"><text:span text:style-name="T9"><text:tab/><text:tab/></text:span><text:span text:style-name="T7">It states as</text:span><text:span text:style-name="T9"> “</text:span><text:span text:style-name="T8">consensus over state</text:span><text:span text:style-name="T9"> ” </text:span><text:span text:style-name="T8">meaning that at any point all of the computers on the network can verify the current state of the entire blockchain in order to prevent fraud and confirm transactions. </text:span><text:span text:style-name="T7">Recovery for stolen accounts is baked into the system as well, with various methods of proving your identity and restoring access to a compromised account</text:span><text:span text:style-name="T7">. It does not require micro payments by end users to send messages and perform tasks on the blockchain.</text:span></text:p>
      <text:p text:style-name="P7"><text:span text:style-name="T7"/></text:p>
      <text:p text:style-name="P8"><text:span text:style-name="T5">Testnet and Mainnet:</text:span></text:p>
      <text:p text:style-name="P1"><text:span text:style-name="T12"><text:tab/><text:tab/> <text:s/>It was developed by </text:span><text:span text:style-name="T1">block.one which revealed a publicly available testing environment called EOSIO Single-Threaded Application Testne (“EOS STAT”).The EOS STAT is designed to be the perfect environment for developers to evaulate, build, and test their </text:span><text:span text:style-name="T4">Dapps</text:span><text:span text:style-name="T1">, and for potential Block Producers to evaluate the EOS.IO platform. <text:s/>Block times will reduce to just one second and the expected transaction speed will be over 1,000 per second with no cost. It is coming out with its Mainnet on June 2nd </text:span><text:span text:style-name="Strong_20_Emphasis"><text:span text:style-name="T2">Binance </text:span></text:span><text:span text:style-name="T1">is one of the first exchanges to support the EOS mainnet launch.</text:span></text:p>
      <text:p text:style-name="P3"><text:span text:style-name="T6"/></text:p>
      <text:p text:style-name="P5"><text:span text:style-name="T5">To Build <text:s/></text:span><text:span text:style-name="T10">Dapps or Smart contract:</text:span></text:p>
      <text:p text:style-name="P2"><text:s/>EOS.IO applications have a apply which is like main in traditional applications:</text:p>
      <text:p text:style-name="P2"><text:s text:c="23"/>It was encoded by int base 64 as follow,</text:p>
      <text:p text:style-name="P2">extern "C" {</text:p>
      <text:p text:style-name="P2"><text:s text:c="3"/>void init();</text:p>
      <text:p text:style-name="P2"><text:s text:c="3"/>void apply( uint64_t code, uint64_t action );</text:p>
      <text:p text:style-name="P2">}</text:p>
      <text:p text:style-name="P2"/>
      <text:p text:style-name="P4">Technologies used by EOS:</text:p>
      <text:p text:style-name="P4"><text:tab/><text:tab/><text:span text:style-name="T11">Wax platform has been using EOS to match the wax distributed proof of stake mechanism.</text:span></text:p>
      <text:p text:style-name="P4"/>
      <text:p text:style-name="P4">Conclusion:</text:p>
      <text:p text:style-name="P6"><text:span text:style-name="T6"><text:tab/><text:tab/>It is an exciting project in the dapp arena, with a proven team, a lofty vision. </text:span><text:span text:style-name="T6">The EOS.IO software is designed from experience with proven concepts and best practices, and represents fundamental advancements in blockchain technology. The software is part of a holistic blueprint for a globally scalable blockchain society in which decentralized applications can be easily deployed and governed.</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ans-serif"/>
    <style:font-face style:name="Open Sans" svg:font-family="'Open Sans', sans-serif"/>
    <style:font-face style:name="PT Serif" svg:font-family="'PT Serif', sans-serif"/>
    <style:font-face style:name="apple-system" svg:font-family="apple-system, BlinkMacSystemFont, 'Segoe UI', Helvetica, Arial, sans-serif, 'Apple Color Emoji', 'Segoe UI Emoji', 'Segoe UI Symbol'"/>
    <style:font-face style:name="arial" svg:font-family="arial, sans-serif"/>
    <style:font-face style:name="sans-serif" svg:font-family="sans-serif"/>
    <style:font-face style:name="Lucida Sans1" svg:font-family="'Lucida Sans'" style:font-family-generic="swiss"/>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8T15:45:56.14</meta:creation-date>
    <meta:document-statistic meta:table-count="0" meta:image-count="0" meta:object-count="0" meta:page-count="1" meta:paragraph-count="20" meta:word-count="438" meta:character-count="2856"/>
    <dc:date>2018-05-28T18:20:33.58</dc:date>
    <meta:editing-duration>PT2M48S</meta:editing-duration>
    <meta:editing-cycles>1</meta:editing-cycles>
    <meta:generator>OpenOffice/4.1.4$Win32 OpenOffice.org_project/414m5$Build-9788</meta:generator>
  </office:meta>
</office:document-meta>
</file>